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백묵 돋움" svg:font-family="'백묵 돋움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6pt"/>
    </style:style>
    <style:style style:name="co2" style:family="table-column">
      <style:table-column-properties fo:break-before="auto" style:column-width="92.15pt"/>
    </style:style>
    <style:style style:name="co3" style:family="table-column">
      <style:table-column-properties fo:break-before="auto" style:column-width="75.86pt"/>
    </style:style>
    <style:style style:name="co4" style:family="table-column">
      <style:table-column-properties fo:break-before="auto" style:column-width="22.34pt"/>
    </style:style>
    <style:style style:name="co5" style:family="table-column">
      <style:table-column-properties fo:break-before="auto" style:column-width="92.61pt"/>
    </style:style>
    <style:style style:name="co6" style:family="table-column">
      <style:table-column-properties fo:break-before="auto" style:column-width="79.51pt"/>
    </style:style>
    <style:style style:name="co7" style:family="table-column">
      <style:table-column-properties fo:break-before="auto" style:column-width="91.84pt"/>
    </style:style>
    <style:style style:name="co8" style:family="table-column">
      <style:table-column-properties fo:break-before="auto" style:column-width="82.7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fff200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백묵 돋움" fo:font-size="10pt" fo:font-style="normal" fo:text-shadow="none" style:text-underline-style="none" fo:font-weight="normal" style:font-name-asian="백묵 돋움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fff200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7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d4711a" style:diagonal-bl-tr="none" style:diagonal-tl-br="none" fo:border="0.06pt solid #000000" style:rotation-align="none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008" table:default-cell-style-name="ce1"/>
        <table:table-row table:style-name="ro1">
          <table:table-cell table:number-columns-repeated="3"/>
          <table:table-cell table:style-name="ce4"/>
          <table:table-cell/>
          <table:table-cell table:style-name="ce4"/>
          <table:table-cell table:number-columns-repeated="1018"/>
        </table:table-row>
        <table:table-row table:style-name="ro1">
          <table:table-cell table:number-columns-repeated="3"/>
          <table:table-cell table:style-name="ce4" table:number-columns-repeated="3"/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>
            <text:p>HAS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DATA-TRAFFIC</text:p>
          </table:table-cell>
          <table:table-cell table:style-name="ce2" office:value-type="string" calcext:value-type="string">
            <text:p>GC-OVERHAD</text:p>
          </table:table-cell>
          <table:table-cell table:style-name="ce9"/>
          <table:table-cell table:style-name="ce2" office:value-type="string" calcext:value-type="string">
            <text:p>GC-OPT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DATA-TRAFFIC</text:p>
          </table:table-cell>
          <table:table-cell table:style-name="ce2" office:value-type="string" calcext:value-type="string">
            <text:p>GC-OVERHAD</text:p>
          </table:table-cell>
          <table:table-cell table:style-name="ce9"/>
          <table:table-cell table:style-name="ce2" office:value-type="string" calcext:value-type="string">
            <text:p>GC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DATA-TRAFFIC</text:p>
          </table:table-cell>
          <table:table-cell table:style-name="ce2" office:value-type="string" calcext:value-type="string">
            <text:p>GC-OVERHEAD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calcext:value-type="string">
            <text:p>TRIM</text:p>
          </table:table-cell>
          <table:table-cell table:style-name="ce4" office:value-type="float" office:value="75456" calcext:value-type="float">
            <text:p>75456</text:p>
          </table:table-cell>
          <table:table-cell table:style-name="ce4" table:number-columns-repeated="2"/>
          <table:table-cell table:style-name="ce9"/>
          <table:table-cell table:style-name="ce3" office:value-type="string" calcext:value-type="string">
            <text:p>TRIM</text:p>
          </table:table-cell>
          <table:table-cell table:style-name="ce4" office:value-type="float" office:value="63488" calcext:value-type="float">
            <text:p>63488</text:p>
          </table:table-cell>
          <table:table-cell table:style-name="ce4" table:number-columns-repeated="2"/>
          <table:table-cell table:style-name="ce9"/>
          <table:table-cell table:style-name="ce3" office:value-type="string" calcext:value-type="string">
            <text:p>TRIM</text:p>
          </table:table-cell>
          <table:table-cell table:style-name="ce4" office:value-type="float" office:value="128064" calcext:value-type="float">
            <text:p>128064</text:p>
          </table:table-cell>
          <table:table-cell table:style-name="ce4" table:number-columns-repeated="2"/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calcext:value-type="string">
            <text:p>MAPPINGR</text:p>
          </table:table-cell>
          <table:table-cell table:number-columns-repeated="2" table:style-name="ce4" office:value-type="float" office:value="120877043" calcext:value-type="float">
            <text:p>120877043</text:p>
          </table:table-cell>
          <table:table-cell table:style-name="ce4"/>
          <table:table-cell table:style-name="ce9"/>
          <table:table-cell table:style-name="ce3" office:value-type="string" calcext:value-type="string">
            <text:p>MAPPINGR</text:p>
          </table:table-cell>
          <table:table-cell table:style-name="ce4" office:value-type="float" office:value="9191510" calcext:value-type="float">
            <text:p>9191510</text:p>
          </table:table-cell>
          <table:table-cell table:style-name="ce4" office:value-type="float" office:value="7132220" calcext:value-type="float">
            <text:p>7132220</text:p>
          </table:table-cell>
          <table:table-cell table:style-name="ce4" table:formula="of:=[.I10]-[.N10]" office:value-type="float" office:value="2059290" calcext:value-type="float">
            <text:p>2059290</text:p>
          </table:table-cell>
          <table:table-cell table:style-name="ce9"/>
          <table:table-cell table:style-name="ce3" office:value-type="string" calcext:value-type="string">
            <text:p>MAPPINGR</text:p>
          </table:table-cell>
          <table:table-cell table:number-columns-repeated="2" table:style-name="ce4" office:value-type="float" office:value="7132220" calcext:value-type="float">
            <text:p>7132220</text:p>
          </table:table-cell>
          <table:table-cell table:style-name="ce4"/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calcext:value-type="string">
            <text:p>MAPPINGW</text:p>
          </table:table-cell>
          <table:table-cell table:number-columns-repeated="2" table:style-name="ce4" office:value-type="float" office:value="515850" calcext:value-type="float">
            <text:p>515850</text:p>
          </table:table-cell>
          <table:table-cell table:style-name="ce4"/>
          <table:table-cell table:style-name="ce9"/>
          <table:table-cell table:style-name="ce3" office:value-type="string" calcext:value-type="string">
            <text:p>MAPPINGW</text:p>
          </table:table-cell>
          <table:table-cell table:style-name="ce4" office:value-type="float" office:value="9383209" calcext:value-type="float">
            <text:p>9383209</text:p>
          </table:table-cell>
          <table:table-cell table:style-name="ce4" office:value-type="float" office:value="7324083" calcext:value-type="float">
            <text:p>7324083</text:p>
          </table:table-cell>
          <table:table-cell table:style-name="ce4" table:formula="of:=[.I11]-[.N11]" office:value-type="float" office:value="2059126" calcext:value-type="float">
            <text:p>2059126</text:p>
          </table:table-cell>
          <table:table-cell table:style-name="ce9"/>
          <table:table-cell table:style-name="ce3" office:value-type="string" calcext:value-type="string">
            <text:p>MAPPINGW</text:p>
          </table:table-cell>
          <table:table-cell table:number-columns-repeated="2" table:style-name="ce4" office:value-type="float" office:value="7324083" calcext:value-type="float">
            <text:p>7324083</text:p>
          </table:table-cell>
          <table:table-cell table:style-name="ce4"/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calcext:value-type="string">
            <text:p>GCMR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9"/>
          <table:table-cell table:style-name="ce3" office:value-type="string" calcext:value-type="string">
            <text:p>GCMR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9"/>
          <table:table-cell table:style-name="ce3" office:value-type="string" calcext:value-type="string">
            <text:p>GCMR</text:p>
          </table:table-cell>
          <table:table-cell table:style-name="ce4" office:value-type="float" office:value="72128" calcext:value-type="float">
            <text:p>72128</text:p>
          </table:table-cell>
          <table:table-cell table:style-name="ce4" table:number-columns-repeated="2"/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calcext:value-type="string">
            <text:p>GCMW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9"/>
          <table:table-cell table:style-name="ce3" office:value-type="string" calcext:value-type="string">
            <text:p>GCMW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9"/>
          <table:table-cell table:style-name="ce3" office:value-type="string" calcext:value-type="string">
            <text:p>GCMW</text:p>
          </table:table-cell>
          <table:table-cell table:style-name="ce4" office:value-type="float" office:value="72128" calcext:value-type="float">
            <text:p>72128</text:p>
          </table:table-cell>
          <table:table-cell table:style-name="ce4" table:number-columns-repeated="2"/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calcext:value-type="string">
            <text:p>DATAR</text:p>
          </table:table-cell>
          <table:table-cell table:number-columns-repeated="2" table:style-name="ce4" office:value-type="float" office:value="59424635" calcext:value-type="float">
            <text:p>59424635</text:p>
          </table:table-cell>
          <table:table-cell table:style-name="ce4"/>
          <table:table-cell table:style-name="ce9"/>
          <table:table-cell table:style-name="ce3" office:value-type="string" calcext:value-type="string">
            <text:p>DATAR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9"/>
          <table:table-cell table:style-name="ce3" office:value-type="string" calcext:value-type="string">
            <text:p>DATAR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calcext:value-type="string">
            <text:p>DATAW</text:p>
          </table:table-cell>
          <table:table-cell table:number-columns-repeated="2" table:style-name="ce4" office:value-type="float" office:value="12499936" calcext:value-type="float">
            <text:p>12499936</text:p>
          </table:table-cell>
          <table:table-cell table:style-name="ce4"/>
          <table:table-cell table:style-name="ce9"/>
          <table:table-cell table:style-name="ce3" office:value-type="string" calcext:value-type="string">
            <text:p>DATAW</text:p>
          </table:table-cell>
          <table:table-cell table:number-columns-repeated="2" table:style-name="ce4" office:value-type="float" office:value="12555760" calcext:value-type="float">
            <text:p>12555760</text:p>
          </table:table-cell>
          <table:table-cell table:style-name="ce4"/>
          <table:table-cell table:style-name="ce9"/>
          <table:table-cell table:style-name="ce3" office:value-type="string" calcext:value-type="string">
            <text:p>DATAW</text:p>
          </table:table-cell>
          <table:table-cell table:number-columns-repeated="2" table:style-name="ce4" office:value-type="float" office:value="12555760" calcext:value-type="float">
            <text:p>12555760</text:p>
          </table:table-cell>
          <table:table-cell table:style-name="ce4"/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calcext:value-type="string">
            <text:p>GCDR</text:p>
          </table:table-cell>
          <table:table-cell table:style-name="ce4" office:value-type="float" office:value="7259102" calcext:value-type="float">
            <text:p>7259102</text:p>
          </table:table-cell>
          <table:table-cell table:style-name="ce4"/>
          <table:table-cell table:style-name="ce4" office:value-type="float" office:value="7259102" calcext:value-type="float">
            <text:p>7259102</text:p>
          </table:table-cell>
          <table:table-cell table:style-name="ce9"/>
          <table:table-cell table:style-name="ce3" office:value-type="string" calcext:value-type="string">
            <text:p>GCDR</text:p>
          </table:table-cell>
          <table:table-cell table:style-name="ce4" office:value-type="float" office:value="7667712" calcext:value-type="float">
            <text:p>7667712</text:p>
          </table:table-cell>
          <table:table-cell table:style-name="ce4"/>
          <table:table-cell table:style-name="ce4" office:value-type="float" office:value="7667712" calcext:value-type="float">
            <text:p>7667712</text:p>
          </table:table-cell>
          <table:table-cell table:style-name="ce9"/>
          <table:table-cell table:style-name="ce3" office:value-type="string" calcext:value-type="string">
            <text:p>GCDR</text:p>
          </table:table-cell>
          <table:table-cell table:style-name="ce4" office:value-type="float" office:value="7667712" calcext:value-type="float">
            <text:p>7667712</text:p>
          </table:table-cell>
          <table:table-cell table:style-name="ce4"/>
          <table:table-cell table:style-name="ce4" office:value-type="float" office:value="7667712" calcext:value-type="float">
            <text:p>7667712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calcext:value-type="string">
            <text:p>GCDW</text:p>
          </table:table-cell>
          <table:table-cell table:style-name="ce4" office:value-type="float" office:value="2588218" calcext:value-type="float">
            <text:p>2588218</text:p>
          </table:table-cell>
          <table:table-cell table:style-name="ce4"/>
          <table:table-cell table:style-name="ce4" office:value-type="float" office:value="2588218" calcext:value-type="float">
            <text:p>2588218</text:p>
          </table:table-cell>
          <table:table-cell table:style-name="ce9"/>
          <table:table-cell table:style-name="ce3" office:value-type="string" calcext:value-type="string">
            <text:p>GCDW</text:p>
          </table:table-cell>
          <table:table-cell table:style-name="ce4" office:value-type="float" office:value="2641408" calcext:value-type="float">
            <text:p>2641408</text:p>
          </table:table-cell>
          <table:table-cell table:style-name="ce4"/>
          <table:table-cell table:style-name="ce4" office:value-type="float" office:value="2641408" calcext:value-type="float">
            <text:p>2641408</text:p>
          </table:table-cell>
          <table:table-cell table:style-name="ce9"/>
          <table:table-cell table:style-name="ce3" office:value-type="string" calcext:value-type="string">
            <text:p>GCDW</text:p>
          </table:table-cell>
          <table:table-cell table:style-name="ce4" office:value-type="float" office:value="2639476" calcext:value-type="float">
            <text:p>2639476</text:p>
          </table:table-cell>
          <table:table-cell table:style-name="ce4"/>
          <table:table-cell table:style-name="ce4" office:value-type="float" office:value="2639476" calcext:value-type="float">
            <text:p>2639476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calcext:value-type="string">
            <text:p>GCMR_DGC</text:p>
          </table:table-cell>
          <table:table-cell table:style-name="ce4" office:value-type="float" office:value="12062479" calcext:value-type="float">
            <text:p>12062479</text:p>
          </table:table-cell>
          <table:table-cell table:style-name="ce4"/>
          <table:table-cell table:style-name="ce4" office:value-type="float" office:value="12062479" calcext:value-type="float">
            <text:p>12062479</text:p>
          </table:table-cell>
          <table:table-cell table:style-name="ce9"/>
          <table:table-cell table:style-name="ce3" office:value-type="string" calcext:value-type="string">
            <text:p>GCMR_DGC</text:p>
          </table:table-cell>
          <table:table-cell table:style-name="ce4" office:value-type="float" office:value="42307903" calcext:value-type="float">
            <text:p>42307903</text:p>
          </table:table-cell>
          <table:table-cell table:style-name="ce4"/>
          <table:table-cell table:style-name="ce4" office:value-type="float" office:value="42307903" calcext:value-type="float">
            <text:p>42307903</text:p>
          </table:table-cell>
          <table:table-cell table:style-name="ce9"/>
          <table:table-cell table:style-name="ce3" office:value-type="string" calcext:value-type="string">
            <text:p>GCMR_DGC</text:p>
          </table:table-cell>
          <table:table-cell table:style-name="ce4" office:value-type="float" office:value="42065217" calcext:value-type="float">
            <text:p>42065217</text:p>
          </table:table-cell>
          <table:table-cell table:style-name="ce4"/>
          <table:table-cell table:style-name="ce4" office:value-type="float" office:value="42065217" calcext:value-type="float">
            <text:p>42065217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calcext:value-type="string">
            <text:p>GCMW_DGC</text:p>
          </table:table-cell>
          <table:table-cell table:style-name="ce4" office:value-type="float" office:value="12062479" calcext:value-type="float">
            <text:p>12062479</text:p>
          </table:table-cell>
          <table:table-cell table:style-name="ce4"/>
          <table:table-cell table:style-name="ce4" office:value-type="float" office:value="12062479" calcext:value-type="float">
            <text:p>12062479</text:p>
          </table:table-cell>
          <table:table-cell table:style-name="ce9"/>
          <table:table-cell table:style-name="ce3" office:value-type="string" calcext:value-type="string">
            <text:p>GCMW_DGC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9"/>
          <table:table-cell table:style-name="ce3" office:value-type="string" calcext:value-type="string">
            <text:p>GCMW_DGC</text:p>
          </table:table-cell>
          <table:table-cell table:style-name="ce4" office:value-type="float" office:value="18533157" calcext:value-type="float">
            <text:p>18533157</text:p>
          </table:table-cell>
          <table:table-cell table:style-name="ce4"/>
          <table:table-cell table:style-name="ce4" office:value-type="float" office:value="18533157" calcext:value-type="float">
            <text:p>18533157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" table:number-columns-repeated="4"/>
          <table:table-cell table:style-name="ce9"/>
          <table:table-cell table:style-name="ce4" table:number-columns-repeated="4"/>
          <table:table-cell table:style-name="ce9"/>
          <table:table-cell table:style-name="ce4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calcext:value-type="string">
            <text:p>WRITE</text:p>
          </table:table-cell>
          <table:table-cell table:style-name="ce4" table:formula="of:=[.D19]+[.D17]+[.D11]+[.D15]" office:value-type="float" office:value="27666483" calcext:value-type="float">
            <text:p>27666483</text:p>
          </table:table-cell>
          <table:table-cell table:style-name="ce4" table:formula="of:=[.E15]+[.E11]" office:value-type="float" office:value="13015786" calcext:value-type="float">
            <text:p>13015786</text:p>
          </table:table-cell>
          <table:table-cell table:style-name="ce4" table:formula="of:=[.F19]+[.F17]+[.F11]" office:value-type="float" office:value="14650697" calcext:value-type="float">
            <text:p>14650697</text:p>
          </table:table-cell>
          <table:table-cell table:style-name="ce9"/>
          <table:table-cell table:style-name="ce3" office:value-type="string" calcext:value-type="string">
            <text:p>WRITE</text:p>
          </table:table-cell>
          <table:table-cell table:style-name="ce4" table:formula="of:=[.I19]+[.I17]+[.I11]+[.I15]" office:value-type="float" office:value="24580377" calcext:value-type="float">
            <text:p>24580377</text:p>
          </table:table-cell>
          <table:table-cell table:style-name="ce4" table:formula="of:=[.J15]+[.J11]" office:value-type="float" office:value="19879843" calcext:value-type="float">
            <text:p>19879843</text:p>
          </table:table-cell>
          <table:table-cell table:style-name="ce4" table:formula="of:=[.K19]+[.K17]+[.K11]" office:value-type="float" office:value="4700534" calcext:value-type="float">
            <text:p>4700534</text:p>
          </table:table-cell>
          <table:table-cell table:style-name="ce9"/>
          <table:table-cell table:style-name="ce3" office:value-type="string" calcext:value-type="string">
            <text:p>WRITE</text:p>
          </table:table-cell>
          <table:table-cell table:style-name="ce4" table:formula="of:=[.N19]+[.N17]+[.N11]+[.N15]" office:value-type="float" office:value="41052476" calcext:value-type="float">
            <text:p>41052476</text:p>
          </table:table-cell>
          <table:table-cell table:style-name="ce4" table:formula="of:=[.O15]+[.O11]" office:value-type="float" office:value="19879843" calcext:value-type="float">
            <text:p>19879843</text:p>
          </table:table-cell>
          <table:table-cell table:style-name="ce4" table:formula="of:=[.P19]+[.P17]+[.P11]" office:value-type="float" office:value="21172633" calcext:value-type="float">
            <text:p>21172633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calcext:value-type="string">
            <text:p>READ</text:p>
          </table:table-cell>
          <table:table-cell table:style-name="ce4" table:formula="of:=[.D16]+[.D18]+[.D14]+[.D10]" office:value-type="float" office:value="199623259" calcext:value-type="float">
            <text:p>199623259</text:p>
          </table:table-cell>
          <table:table-cell table:style-name="ce4" table:formula="of:=[.E14]+[.E10]" office:value-type="float" office:value="180301678" calcext:value-type="float">
            <text:p>180301678</text:p>
          </table:table-cell>
          <table:table-cell table:style-name="ce4" table:formula="of:=[.F16]+[.F18]+[.F14]+[.F10]" office:value-type="float" office:value="19321581" calcext:value-type="float">
            <text:p>19321581</text:p>
          </table:table-cell>
          <table:table-cell table:style-name="ce9"/>
          <table:table-cell table:style-name="ce3" office:value-type="string" calcext:value-type="string">
            <text:p>READ</text:p>
          </table:table-cell>
          <table:table-cell table:style-name="ce4" table:formula="of:=[.I16]+[.I18]+[.I14]+[.I10]" office:value-type="float" office:value="59167125" calcext:value-type="float">
            <text:p>59167125</text:p>
          </table:table-cell>
          <table:table-cell table:style-name="ce4" table:formula="of:=[.J14]+[.J10]" office:value-type="float" office:value="7132220" calcext:value-type="float">
            <text:p>7132220</text:p>
          </table:table-cell>
          <table:table-cell table:style-name="ce4" table:formula="of:=[.K16]+[.K18]+[.K14]+[.K10]" office:value-type="float" office:value="52034905" calcext:value-type="float">
            <text:p>52034905</text:p>
          </table:table-cell>
          <table:table-cell table:style-name="ce9"/>
          <table:table-cell table:style-name="ce3" office:value-type="string" calcext:value-type="string">
            <text:p>READ</text:p>
          </table:table-cell>
          <table:table-cell table:style-name="ce4" table:formula="of:=[.N16]+[.N18]+[.N14]+[.N10]" office:value-type="float" office:value="56865149" calcext:value-type="float">
            <text:p>56865149</text:p>
          </table:table-cell>
          <table:table-cell table:style-name="ce4" table:formula="of:=[.O14]+[.O10]" office:value-type="float" office:value="7132220" calcext:value-type="float">
            <text:p>7132220</text:p>
          </table:table-cell>
          <table:table-cell table:style-name="ce4" table:formula="of:=[.P16]+[.P18]+[.P14]+[.P10]" office:value-type="float" office:value="49732929" calcext:value-type="float">
            <text:p>49732929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calcext:value-type="string">
            <text:p>SUM</text:p>
          </table:table-cell>
          <table:table-cell table:style-name="ce4" table:formula="of:=SUM([.D10:.D19])" office:value-type="float" office:value="227289742" calcext:value-type="float">
            <text:p>227289742</text:p>
          </table:table-cell>
          <table:table-cell table:style-name="ce4" table:formula="of:=SUM([.E10:.E19])" office:value-type="float" office:value="193317464" calcext:value-type="float">
            <text:p>193317464</text:p>
          </table:table-cell>
          <table:table-cell table:style-name="ce4" table:formula="of:=SUM([.F10:.F19])" office:value-type="float" office:value="33972278" calcext:value-type="float">
            <text:p>33972278</text:p>
          </table:table-cell>
          <table:table-cell table:style-name="ce9"/>
          <table:table-cell table:style-name="ce3" office:value-type="string" calcext:value-type="string">
            <text:p>SUM</text:p>
          </table:table-cell>
          <table:table-cell table:style-name="ce4" table:formula="of:=SUM([.I10:.I19])" office:value-type="float" office:value="83747502" calcext:value-type="float">
            <text:p>83747502</text:p>
          </table:table-cell>
          <table:table-cell table:style-name="ce4" table:formula="of:=SUM([.J10:.J19])" office:value-type="float" office:value="27012063" calcext:value-type="float">
            <text:p>27012063</text:p>
          </table:table-cell>
          <table:table-cell table:style-name="ce4" table:formula="of:=SUM([.K10:.K19])" office:value-type="float" office:value="56735439" calcext:value-type="float">
            <text:p>56735439</text:p>
          </table:table-cell>
          <table:table-cell table:style-name="ce9"/>
          <table:table-cell table:style-name="ce3" office:value-type="string" calcext:value-type="string">
            <text:p>SUM</text:p>
          </table:table-cell>
          <table:table-cell table:style-name="ce4" table:formula="of:=SUM([.N10:.N19])" office:value-type="float" office:value="98061881" calcext:value-type="float">
            <text:p>98061881</text:p>
          </table:table-cell>
          <table:table-cell table:style-name="ce4" table:formula="of:=SUM([.O10:.O19])" office:value-type="float" office:value="27012063" calcext:value-type="float">
            <text:p>27012063</text:p>
          </table:table-cell>
          <table:table-cell table:style-name="ce4" table:formula="of:=SUM([.P10:.P19])" office:value-type="float" office:value="70905562" calcext:value-type="float">
            <text:p>70905562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5" office:value-type="string" calcext:value-type="string">
            <text:p>WAF</text:p>
          </table:table-cell>
          <table:table-cell table:formula="of:=[.D21]/[.D15]" office:value-type="float" office:value="2.21332997224946" calcext:value-type="float">
            <text:p>2.21332997224946</text:p>
          </table:table-cell>
          <table:table-cell table:number-columns-repeated="4"/>
          <table:table-cell table:formula="of:=[.I21]/[.I15]" office:value-type="float" office:value="1.95769726404455" calcext:value-type="float">
            <text:p>1.95769726404455</text:p>
          </table:table-cell>
          <table:table-cell table:number-columns-repeated="4"/>
          <table:table-cell table:formula="of:=[.N21]/[.N15]" office:value-type="float" office:value="3.26961299037255" calcext:value-type="float">
            <text:p>3.26961299037255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6" office:value-type="string" calcext:value-type="string">
            <text:p>TOTAL</text:p>
          </table:table-cell>
          <table:table-cell table:style-name="ce3" office:value-type="string" calcext:value-type="string">
            <text:p>HASH</text:p>
          </table:table-cell>
          <table:table-cell table:style-name="ce3" office:value-type="string" calcext:value-type="string">
            <text:p>LSM-OPT</text:p>
          </table:table-cell>
          <table:table-cell table:style-name="ce3" office:value-type="string" calcext:value-type="string">
            <text:p>LSM</text:p>
          </table:table-cell>
          <table:table-cell/>
          <table:table-cell table:style-name="ce6" office:value-type="string" calcext:value-type="string">
            <text:p>DATA</text:p>
          </table:table-cell>
          <table:table-cell table:style-name="ce3" office:value-type="string" calcext:value-type="string">
            <text:p>HASH</text:p>
          </table:table-cell>
          <table:table-cell table:style-name="ce3" office:value-type="string" calcext:value-type="string">
            <text:p>LSM-OPT</text:p>
          </table:table-cell>
          <table:table-cell table:style-name="ce3" office:value-type="string" calcext:value-type="string">
            <text:p>LSM</text:p>
          </table:table-cell>
          <table:table-cell/>
          <table:table-cell table:style-name="ce6" office:value-type="string" calcext:value-type="string">
            <text:p>GC</text:p>
          </table:table-cell>
          <table:table-cell table:style-name="ce3" office:value-type="string" calcext:value-type="string">
            <text:p>HASH</text:p>
          </table:table-cell>
          <table:table-cell table:style-name="ce3" office:value-type="string" calcext:value-type="string">
            <text:p>LSM-OPT</text:p>
          </table:table-cell>
          <table:table-cell table:style-name="ce3" office:value-type="string" calcext:value-type="string">
            <text:p>LSM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>
            <text:p>WRITE</text:p>
          </table:table-cell>
          <table:table-cell table:style-name="ce4" table:formula="of:=[.D21]" office:value-type="float" office:value="27666483" calcext:value-type="float">
            <text:p>27666483</text:p>
          </table:table-cell>
          <table:table-cell table:style-name="ce4" table:formula="of:=[.I21]" office:value-type="float" office:value="24580377" calcext:value-type="float">
            <text:p>24580377</text:p>
          </table:table-cell>
          <table:table-cell table:style-name="ce4" table:formula="of:=[.N21]" office:value-type="float" office:value="41052476" calcext:value-type="float">
            <text:p>41052476</text:p>
          </table:table-cell>
          <table:table-cell/>
          <table:table-cell table:style-name="ce2" office:value-type="string" calcext:value-type="string">
            <text:p>WRITE</text:p>
          </table:table-cell>
          <table:table-cell table:style-name="ce4" table:formula="of:=[.E21]" office:value-type="float" office:value="13015786" calcext:value-type="float">
            <text:p>13015786</text:p>
          </table:table-cell>
          <table:table-cell table:style-name="ce4" table:formula="of:=[.J21]" office:value-type="float" office:value="19879843" calcext:value-type="float">
            <text:p>19879843</text:p>
          </table:table-cell>
          <table:table-cell table:style-name="ce4" table:formula="of:=[.O21]" office:value-type="float" office:value="19879843" calcext:value-type="float">
            <text:p>19879843</text:p>
          </table:table-cell>
          <table:table-cell/>
          <table:table-cell table:style-name="ce2" office:value-type="string" calcext:value-type="string">
            <text:p>WRITE</text:p>
          </table:table-cell>
          <table:table-cell table:style-name="ce4" table:formula="of:=[.F21]" office:value-type="float" office:value="14650697" calcext:value-type="float">
            <text:p>14650697</text:p>
          </table:table-cell>
          <table:table-cell table:style-name="ce4" table:formula="of:=[.K21]" office:value-type="float" office:value="4700534" calcext:value-type="float">
            <text:p>4700534</text:p>
          </table:table-cell>
          <table:table-cell table:style-name="ce4" table:formula="of:=[.P21]" office:value-type="float" office:value="21172633" calcext:value-type="float">
            <text:p>21172633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>
            <text:p>READ</text:p>
          </table:table-cell>
          <table:table-cell table:style-name="ce4" table:formula="of:=[.D22]" office:value-type="float" office:value="199623259" calcext:value-type="float">
            <text:p>199623259</text:p>
          </table:table-cell>
          <table:table-cell table:style-name="ce4" table:formula="of:=[.I22]" office:value-type="float" office:value="59167125" calcext:value-type="float">
            <text:p>59167125</text:p>
          </table:table-cell>
          <table:table-cell table:style-name="ce4" table:formula="of:=[.N22]" office:value-type="float" office:value="56865149" calcext:value-type="float">
            <text:p>56865149</text:p>
          </table:table-cell>
          <table:table-cell/>
          <table:table-cell table:style-name="ce2" office:value-type="string" calcext:value-type="string">
            <text:p>READ</text:p>
          </table:table-cell>
          <table:table-cell table:style-name="ce4" table:formula="of:=[.E22]" office:value-type="float" office:value="180301678" calcext:value-type="float">
            <text:p>180301678</text:p>
          </table:table-cell>
          <table:table-cell table:style-name="ce4" table:formula="of:=[.J22]" office:value-type="float" office:value="7132220" calcext:value-type="float">
            <text:p>7132220</text:p>
          </table:table-cell>
          <table:table-cell table:style-name="ce4" table:formula="of:=[.O22]" office:value-type="float" office:value="7132220" calcext:value-type="float">
            <text:p>7132220</text:p>
          </table:table-cell>
          <table:table-cell/>
          <table:table-cell table:style-name="ce2" office:value-type="string" calcext:value-type="string">
            <text:p>READ</text:p>
          </table:table-cell>
          <table:table-cell table:style-name="ce4" table:formula="of:=[.F22]" office:value-type="float" office:value="19321581" calcext:value-type="float">
            <text:p>19321581</text:p>
          </table:table-cell>
          <table:table-cell table:style-name="ce4" table:formula="of:=[.K22]" office:value-type="float" office:value="52034905" calcext:value-type="float">
            <text:p>52034905</text:p>
          </table:table-cell>
          <table:table-cell table:style-name="ce4" table:formula="of:=[.P22]" office:value-type="float" office:value="49732929" calcext:value-type="float">
            <text:p>49732929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>
            <text:p>SUM</text:p>
          </table:table-cell>
          <table:table-cell table:style-name="ce4" table:formula="of:=[.D23]" office:value-type="float" office:value="227289742" calcext:value-type="float">
            <text:p>227289742</text:p>
          </table:table-cell>
          <table:table-cell table:style-name="ce4" table:formula="of:=[.I23]" office:value-type="float" office:value="83747502" calcext:value-type="float">
            <text:p>83747502</text:p>
          </table:table-cell>
          <table:table-cell table:style-name="ce4" table:formula="of:=[.N23]" office:value-type="float" office:value="98061881" calcext:value-type="float">
            <text:p>98061881</text:p>
          </table:table-cell>
          <table:table-cell/>
          <table:table-cell table:style-name="ce2" office:value-type="string" calcext:value-type="string">
            <text:p>SUM</text:p>
          </table:table-cell>
          <table:table-cell table:style-name="ce4" table:formula="of:=[.E23]" office:value-type="float" office:value="193317464" calcext:value-type="float">
            <text:p>193317464</text:p>
          </table:table-cell>
          <table:table-cell table:style-name="ce4" table:formula="of:=[.J23]" office:value-type="float" office:value="27012063" calcext:value-type="float">
            <text:p>27012063</text:p>
          </table:table-cell>
          <table:table-cell table:style-name="ce4" table:formula="of:=[.O23]" office:value-type="float" office:value="27012063" calcext:value-type="float">
            <text:p>27012063</text:p>
          </table:table-cell>
          <table:table-cell/>
          <table:table-cell table:style-name="ce2" office:value-type="string" calcext:value-type="string">
            <text:p>SUM</text:p>
          </table:table-cell>
          <table:table-cell table:style-name="ce4" table:formula="of:=[.F23]" office:value-type="float" office:value="33972278" calcext:value-type="float">
            <text:p>33972278</text:p>
          </table:table-cell>
          <table:table-cell table:style-name="ce4" table:formula="of:=[.K23]" office:value-type="float" office:value="56735439" calcext:value-type="float">
            <text:p>56735439</text:p>
          </table:table-cell>
          <table:table-cell table:style-name="ce4" table:formula="of:=[.P23]" office:value-type="float" office:value="70905562" calcext:value-type="float">
            <text:p>70905562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5" office:value-type="string" calcext:value-type="string">
            <text:p>Write Amplification</text:p>
          </table:table-cell>
          <table:table-cell table:number-columns-repeated="4"/>
          <table:table-cell table:style-name="ce5" office:value-type="string" calcext:value-type="string">
            <text:p>Write Amplification</text:p>
          </table:table-cell>
          <table:table-cell table:number-columns-repeated="4"/>
          <table:table-cell table:style-name="ce5" office:value-type="string" calcext:value-type="string">
            <text:p>Copy Amplificatio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" office:value-type="string" calcext:value-type="string">
            <text:p>WRITE</text:p>
          </table:table-cell>
          <table:table-cell table:style-name="ce7" table:formula="of:=[.D29]/[.D15]" office:value-type="float" office:value="2.21332997224946" calcext:value-type="float">
            <text:p>2.21</text:p>
          </table:table-cell>
          <table:table-cell table:style-name="ce7" table:formula="of:=[.E29]/[.J15]" office:value-type="float" office:value="1.95769726404455" calcext:value-type="float">
            <text:p>1.96</text:p>
          </table:table-cell>
          <table:table-cell table:style-name="ce7" table:formula="of:=[.F29]/[.N15]" office:value-type="float" office:value="3.26961299037255" calcext:value-type="float">
            <text:p>3.27</text:p>
          </table:table-cell>
          <table:table-cell table:style-name="ce7"/>
          <table:table-cell table:style-name="ce7" office:value-type="string" calcext:value-type="string">
            <text:p>WRITE</text:p>
          </table:table-cell>
          <table:table-cell table:style-name="ce7" table:formula="of:=[.I29]/[.D15]" office:value-type="float" office:value="1.04126821129324" calcext:value-type="float">
            <text:p>1.04</text:p>
          </table:table-cell>
          <table:table-cell table:style-name="ce7" table:formula="of:=[.J29]/[.J15]" office:value-type="float" office:value="1.5833245458658" calcext:value-type="float">
            <text:p>1.58</text:p>
          </table:table-cell>
          <table:table-cell table:style-name="ce7" table:formula="of:=[.K29]/[.O15]" office:value-type="float" office:value="1.5833245458658" calcext:value-type="float">
            <text:p>1.58</text:p>
          </table:table-cell>
          <table:table-cell table:style-name="ce7"/>
          <table:table-cell table:style-name="ce7" office:value-type="string" calcext:value-type="string">
            <text:p>WRITE</text:p>
          </table:table-cell>
          <table:table-cell table:style-name="ce7" table:formula="of:=[.N29]/[.D17]" office:value-type="float" office:value="5.66053439084343" calcext:value-type="float">
            <text:p>5.66</text:p>
          </table:table-cell>
          <table:table-cell table:style-name="ce7" table:formula="of:=[.O29]/[.I17]" office:value-type="float" office:value="1.7795562063869" calcext:value-type="float">
            <text:p>1.78</text:p>
          </table:table-cell>
          <table:table-cell table:style-name="ce7" table:formula="of:=[.P29]/[.P17]" office:value-type="float" office:value="8.02152889437146" calcext:value-type="float">
            <text:p>8.02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5" office:value-type="string" calcext:value-type="string">
            <text:p>READ</text:p>
          </table:table-cell>
          <table:table-cell table:style-name="ce7" table:formula="of:=[.D30]/[.D15]" office:value-type="float" office:value="15.9699424861055" calcext:value-type="float">
            <text:p>15.97</text:p>
          </table:table-cell>
          <table:table-cell table:style-name="ce7" table:formula="of:=[.E30]/[.J15]" office:value-type="float" office:value="4.71234915289875" calcext:value-type="float">
            <text:p>4.71</text:p>
          </table:table-cell>
          <table:table-cell table:style-name="ce7" table:formula="of:=[.F30]/[.N15]" office:value-type="float" office:value="4.52900891702294" calcext:value-type="float">
            <text:p>4.53</text:p>
          </table:table-cell>
          <table:table-cell table:style-name="ce7"/>
          <table:table-cell table:style-name="ce7" office:value-type="string" calcext:value-type="string">
            <text:p>READ</text:p>
          </table:table-cell>
          <table:table-cell table:style-name="ce7" table:formula="of:=[.I30]/[.D15]" office:value-type="float" office:value="14.4242080919454" calcext:value-type="float">
            <text:p>14.42</text:p>
          </table:table-cell>
          <table:table-cell table:style-name="ce7" table:formula="of:=[.J30]/[.J15]" office:value-type="float" office:value="0.568043670793325" calcext:value-type="float">
            <text:p>0.57</text:p>
          </table:table-cell>
          <table:table-cell table:style-name="ce7" table:formula="of:=[.K31]/[.K30]" office:value-type="float" office:value="3.78732891021309" calcext:value-type="float">
            <text:p>3.79</text:p>
          </table:table-cell>
          <table:table-cell table:style-name="ce7"/>
          <table:table-cell table:style-name="ce7" office:value-type="string" calcext:value-type="string">
            <text:p>READ</text:p>
          </table:table-cell>
          <table:table-cell table:style-name="ce7" table:formula="of:=[.N30]/[.D17]" office:value-type="float" office:value="7.46520617660491" calcext:value-type="float">
            <text:p>7.47</text:p>
          </table:table-cell>
          <table:table-cell table:style-name="ce7" table:formula="of:=[.O30]/[.I17]" office:value-type="float" office:value="19.6996847893245" calcext:value-type="float">
            <text:p>19.70</text:p>
          </table:table-cell>
          <table:table-cell table:style-name="ce7" table:formula="of:=[.P30]/[.P17]" office:value-type="float" office:value="18.8419705274835" calcext:value-type="float">
            <text:p>18.84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>
            <draw:frame table:end-cell-address="Sheet1.G50" table:end-x="4.88pt" table:end-y="11.57pt" draw:z-index="0" draw:style-name="gr1" draw:text-style-name="P1" svg:width="281.48pt" svg:height="158.26pt" svg:x="31.29pt" svg:y="6.92pt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>
            <draw:frame table:end-cell-address="Sheet1.K50" table:end-x="73.98pt" table:end-y="11.96pt" draw:z-index="1" draw:style-name="gr1" draw:text-style-name="P1" svg:width="281.79pt" svg:height="158.46pt" svg:x="28.35pt" svg:y="7.11pt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4"/>
          <table:table-cell>
            <draw:frame table:end-cell-address="Sheet1.P51" table:end-x="78.26pt" table:end-y="6.32pt" draw:z-index="2" draw:style-name="gr1" draw:text-style-name="P1" svg:width="297.04pt" svg:height="165.6pt" svg:x="19.87pt" svg:y="7.11pt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1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3"/>
          <table:table-cell table:style-name="ce5" office:value-type="string" calcext:value-type="string">
            <text:p>HASH</text:p>
          </table:table-cell>
          <table:table-cell table:style-name="ce5" office:value-type="string" calcext:value-type="string">
            <text:p>LSM-OPT</text:p>
          </table:table-cell>
          <table:table-cell table:style-name="ce5" office:value-type="string" calcext:value-type="string">
            <text:p>LSM</text:p>
          </table:table-cell>
          <table:table-cell table:number-columns-repeated="2"/>
          <table:table-cell table:style-name="ce5" office:value-type="string" calcext:value-type="string">
            <text:p>HASH</text:p>
          </table:table-cell>
          <table:table-cell table:style-name="ce5" office:value-type="string" calcext:value-type="string">
            <text:p>LSM-OPT</text:p>
          </table:table-cell>
          <table:table-cell table:style-name="ce5" office:value-type="string" calcext:value-type="string">
            <text:p>LSM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5" office:value-type="string" calcext:value-type="string">
            <text:p>DATAW</text:p>
          </table:table-cell>
          <table:table-cell table:style-name="ce4" office:value-type="float" office:value="12499936" calcext:value-type="float">
            <text:p>12499936</text:p>
          </table:table-cell>
          <table:table-cell table:number-columns-repeated="2" table:style-name="ce4" office:value-type="float" office:value="12555760" calcext:value-type="float">
            <text:p>12555760</text:p>
          </table:table-cell>
          <table:table-cell/>
          <table:table-cell table:style-name="ce5" office:value-type="string" calcext:value-type="string">
            <text:p>Data W</text:p>
          </table:table-cell>
          <table:table-cell table:style-name="ce4" office:value-type="float" office:value="12499936" calcext:value-type="float">
            <text:p>12499936</text:p>
          </table:table-cell>
          <table:table-cell table:number-columns-repeated="2" table:style-name="ce4" office:value-type="float" office:value="12555760" calcext:value-type="float">
            <text:p>1255576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5" office:value-type="string" calcext:value-type="string">
            <text:p>GCDW</text:p>
          </table:table-cell>
          <table:table-cell table:style-name="ce4" office:value-type="float" office:value="2588218" calcext:value-type="float">
            <text:p>2588218</text:p>
          </table:table-cell>
          <table:table-cell table:style-name="ce4" office:value-type="float" office:value="2641408" calcext:value-type="float">
            <text:p>2641408</text:p>
          </table:table-cell>
          <table:table-cell table:style-name="ce4" office:value-type="float" office:value="2639476" calcext:value-type="float">
            <text:p>2639476</text:p>
          </table:table-cell>
          <table:table-cell/>
          <table:table-cell table:style-name="ce5" office:value-type="string" calcext:value-type="string">
            <text:p>Data R</text:p>
          </table:table-cell>
          <table:table-cell table:style-name="ce5" office:value-type="float" office:value="59424635" calcext:value-type="float">
            <text:p>594246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5" office:value-type="string" calcext:value-type="string">
            <text:p>COMPACTION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9383209" calcext:value-type="float">
            <text:p>9383209</text:p>
          </table:table-cell>
          <table:table-cell table:style-name="ce4" office:value-type="float" office:value="7324083" calcext:value-type="float">
            <text:p>7324083</text:p>
          </table:table-cell>
          <table:table-cell/>
          <table:table-cell table:style-name="ce5" office:value-type="string" calcext:value-type="string">
            <text:p>GC W</text:p>
          </table:table-cell>
          <table:table-cell table:style-name="ce4" office:value-type="float" office:value="2588218" calcext:value-type="float">
            <text:p>2588218</text:p>
          </table:table-cell>
          <table:table-cell table:style-name="ce4" office:value-type="float" office:value="2641408" calcext:value-type="float">
            <text:p>2641408</text:p>
          </table:table-cell>
          <table:table-cell table:style-name="ce4" office:value-type="float" office:value="2639476" calcext:value-type="float">
            <text:p>2639476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5" office:value-type="string" calcext:value-type="string">
            <text:p>MAPPINGW</text:p>
          </table:table-cell>
          <table:table-cell table:style-name="ce4" table:formula="of:=12062479+515850" office:value-type="float" office:value="12578329" calcext:value-type="float">
            <text:p>12578329</text:p>
          </table:table-cell>
          <table:table-cell/>
          <table:table-cell table:style-name="ce4" office:value-type="float" office:value="18533157" calcext:value-type="float">
            <text:p>18533157</text:p>
          </table:table-cell>
          <table:table-cell/>
          <table:table-cell table:style-name="ce5" office:value-type="string" calcext:value-type="string">
            <text:p>GC R</text:p>
          </table:table-cell>
          <table:table-cell table:style-name="ce5" office:value-type="float" office:value="7259102" calcext:value-type="float">
            <text:p>7259102</text:p>
          </table:table-cell>
          <table:table-cell table:number-columns-repeated="2" table:style-name="ce5" office:value-type="float" office:value="7667712" calcext:value-type="float">
            <text:p>7667712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5" office:value-type="string" calcext:value-type="string">
            <text:p>Compaction W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9383209" calcext:value-type="float">
            <text:p>9383209</text:p>
          </table:table-cell>
          <table:table-cell table:style-name="ce4" office:value-type="float" office:value="7324083" calcext:value-type="float">
            <text:p>7324083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5" office:value-type="string" calcext:value-type="string">
            <text:p>Compaction R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9191510" calcext:value-type="float">
            <text:p>9191510</text:p>
          </table:table-cell>
          <table:table-cell table:style-name="ce5" office:value-type="float" office:value="7132220" calcext:value-type="float">
            <text:p>7132220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5" office:value-type="string" calcext:value-type="string">
            <text:p>Mapping W</text:p>
          </table:table-cell>
          <table:table-cell table:style-name="ce4" table:formula="of:=12062479+515850" office:value-type="float" office:value="12578329" calcext:value-type="float">
            <text:p>1257832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8533157" calcext:value-type="float">
            <text:p>18533157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5" office:value-type="string" calcext:value-type="string">
            <text:p>Mapping R</text:p>
          </table:table-cell>
          <table:table-cell table:style-name="ce5" table:formula="of:=120877043+12062479" office:value-type="float" office:value="132939522" calcext:value-type="float">
            <text:p>132939522</text:p>
          </table:table-cell>
          <table:table-cell table:style-name="ce5" office:value-type="float" office:value="42307903" calcext:value-type="float">
            <text:p>42307903</text:p>
          </table:table-cell>
          <table:table-cell table:style-name="ce5" office:value-type="float" office:value="42065217" calcext:value-type="float">
            <text:p>42065217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heet1.I85" table:end-x="5.98pt" table:end-y="7.34pt" draw:z-index="3" draw:style-name="gr1" draw:text-style-name="P1" svg:width="453.57pt" svg:height="255.06pt" svg:x="39.32pt" svg:y="8.28pt">
              <draw:object draw:notify-on-update-of-ranges="Sheet1.D55:Sheet1.F55 Sheet1.C56:Sheet1.C56 Sheet1.D56:Sheet1.F56 Sheet1.C57:Sheet1.C57 Sheet1.D57:Sheet1.F57 Sheet1.C58:Sheet1.C58 Sheet1.D58:Sheet1.F58 Sheet1.C59:Sheet1.C59 Sheet1.D59:Sheet1.F59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6"/>
          <table:table-cell>
            <draw:frame table:end-cell-address="Sheet1.O85" table:end-x="71.91pt" table:end-y="6.12pt" draw:z-index="5" draw:style-name="gr1" draw:text-style-name="P1" svg:width="453.6pt" svg:height="255.06pt" svg:x="19.62pt" svg:y="7.06pt">
              <draw:object draw:notify-on-update-of-ranges="Sheet1.I55:Sheet1.K55 Sheet1.H57:Sheet1.H57 Sheet1.I57:Sheet1.K57 Sheet1.H59:Sheet1.H59 Sheet1.I59:Sheet1.K59 Sheet1.H61:Sheet1.H61 Sheet1.I61:Sheet1.K61 Sheet1.H63:Sheet1.H63 Sheet1.I63:Sheet1.K63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15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/>
          <table:table-cell>
            <draw:frame table:end-cell-address="Sheet1.I106" table:end-x="6.83pt" table:end-y="6.38pt" draw:z-index="4" draw:style-name="gr1" draw:text-style-name="P1" svg:width="453.57pt" svg:height="255.06pt" svg:x="40.17pt" svg:y="7.31pt">
              <draw:object draw:notify-on-update-of-ranges="Sheet1.I55:Sheet1.K55 Sheet1.H56:Sheet1.H56 Sheet1.I56:Sheet1.K56 Sheet1.H57:Sheet1.H57 Sheet1.I57:Sheet1.K57 Sheet1.H58:Sheet1.H58 Sheet1.I58:Sheet1.K58 Sheet1.H59:Sheet1.H59 Sheet1.I59:Sheet1.K59 Sheet1.H60:Sheet1.H60 Sheet1.I60:Sheet1.K60 Sheet1.H61:Sheet1.H61 Sheet1.I61:Sheet1.K61 Sheet1.H62:Sheet1.H62 Sheet1.I62:Sheet1.K62 Sheet1.H63:Sheet1.H63 Sheet1.I63:Sheet1.K63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백묵 돋움" svg:font-family="'백묵 돋움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백묵 돋움" fo:font-family="'백묵 돋움'" style:font-family-generic="swiss" style:font-name-asian="백묵 돋움" style:font-family-asian="'백묵 돋움'" style:font-family-generic-asian="swiss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9:01:55</meta:creation-date>
    <dc:language>en-US</dc:language>
    <dc:date>2019-09-25T19:48:37</dc:date>
    <meta:editing-cycles>2</meta:editing-cycles>
    <meta:editing-duration>PT12M</meta:editing-duration>
    <meta:generator>LibreOffice/6.0.7.3$Linux_X86_64 LibreOffice_project/00m0$Build-3</meta:generator>
    <meta:document-statistic meta:table-count="1" meta:cell-count="269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-color="#004586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-color="#ff420e"/>
      <style:text-properties style:text-position="0% 100%"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9.931cm" svg:height="5.584cm" xlink:href="." xlink:type="simple" chart:class="chart:bar" chart:style-name="ch1">
        <chart:legend svg:x="5.27cm" svg:y="0.37cm" style:legend-expansion="custom" chartooo:width="3.64cm" chartooo:height="0.753cm" style:legend-expansion-aspect-ratio="4.8339973439575" chart:style-name="ch2"/>
        <chart:plot-area chart:style-name="ch3" chart:data-source-has-labels="both" svg:x="0.198cm" svg:y="0.111cm" svg:width="9.535cm" svg:height="5.362cm">
          <chartooo:coordinate-region svg:x="2.242cm" svg:y="0.303cm" svg:width="7.491cm" svg:height="4.538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</text:p>
              </table:table-cell>
              <table:table-cell office:value-type="string">
                <text:p>READ</text:p>
              </table:table-cell>
            </table:table-row>
          </table:table-header-rows>
          <table:table-rows>
            <table:table-row>
              <table:table-cell office:value-type="string">
                <text:p>HASH</text:p>
              </table:table-cell>
              <table:table-cell office:value-type="float" office:value="27666483">
                <text:p>27666483</text:p>
              </table:table-cell>
              <table:table-cell office:value-type="float" office:value="199623259">
                <text:p>199623259</text:p>
              </table:table-cell>
            </table:table-row>
            <table:table-row>
              <table:table-cell office:value-type="string">
                <text:p>LSM-OPT</text:p>
              </table:table-cell>
              <table:table-cell office:value-type="float" office:value="24580377">
                <text:p>24580377</text:p>
              </table:table-cell>
              <table:table-cell office:value-type="float" office:value="59167125">
                <text:p>59167125</text:p>
              </table:table-cell>
            </table:table-row>
            <table:table-row>
              <table:table-cell office:value-type="string">
                <text:p>LSM</text:p>
              </table:table-cell>
              <table:table-cell office:value-type="float" office:value="41052476">
                <text:p>41052476</text:p>
              </table:table-cell>
              <table:table-cell office:value-type="float" office:value="56865149">
                <text:p>568651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-color="#004586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-color="#ff420e"/>
      <style:text-properties style:text-position="0% 100%"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9.942cm" svg:height="5.591cm" xlink:href="." xlink:type="simple" chart:class="chart:bar" chart:style-name="ch1">
        <chart:legend svg:x="5.136cm" svg:y="0.469cm" style:legend-expansion="custom" chartooo:width="4.405cm" chartooo:height="0.483cm" style:legend-expansion-aspect-ratio="9.12008281573499" chart:style-name="ch2"/>
        <chart:plot-area chart:style-name="ch3" chart:data-source-has-labels="both" svg:x="0.198cm" svg:y="0.111cm" svg:width="9.546cm" svg:height="5.369cm">
          <chartooo:coordinate-region svg:x="2.242cm" svg:y="0.304cm" svg:width="7.502cm" svg:height="4.544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</text:p>
              </table:table-cell>
              <table:table-cell office:value-type="string">
                <text:p>READ</text:p>
              </table:table-cell>
            </table:table-row>
          </table:table-header-rows>
          <table:table-rows>
            <table:table-row>
              <table:table-cell office:value-type="string">
                <text:p>HASH</text:p>
              </table:table-cell>
              <table:table-cell office:value-type="float" office:value="13015786">
                <text:p>13015786</text:p>
              </table:table-cell>
              <table:table-cell office:value-type="float" office:value="180301678">
                <text:p>180301678</text:p>
              </table:table-cell>
            </table:table-row>
            <table:table-row>
              <table:table-cell office:value-type="string">
                <text:p>LSM-OPT</text:p>
              </table:table-cell>
              <table:table-cell office:value-type="float" office:value="19879843">
                <text:p>19879843</text:p>
              </table:table-cell>
              <table:table-cell office:value-type="float" office:value="7132220">
                <text:p>7132220</text:p>
              </table:table-cell>
            </table:table-row>
            <table:table-row>
              <table:table-cell office:value-type="string">
                <text:p>LSM</text:p>
              </table:table-cell>
              <table:table-cell office:value-type="float" office:value="19879843">
                <text:p>19879843</text:p>
              </table:table-cell>
              <table:table-cell office:value-type="float" office:value="7132220">
                <text:p>71322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stacked="true" chart:include-hidden-cells="false" chart:treat-empty-cells="leave-gap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-color="#004586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-color="#ff420e"/>
      <style:text-properties style:text-position="0% 100%"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0.48cm" svg:height="5.843cm" xlink:href="." xlink:type="simple" chart:class="chart:bar" chart:style-name="ch1">
        <chart:legend svg:x="6.007cm" svg:y="0.061cm" style:legend-expansion="custom" chartooo:width="4.263cm" chartooo:height="1.222cm" style:legend-expansion-aspect-ratio="3.48854337152209" chart:style-name="ch2"/>
        <chart:plot-area chart:style-name="ch3" chart:data-source-has-labels="both" svg:x="0.096cm" svg:y="0.122cm" svg:width="10.172cm" svg:height="5.586cm">
          <chartooo:coordinate-region svg:x="1.941cm" svg:y="0.314cm" svg:width="8.327cm" svg:height="4.762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</text:p>
              </table:table-cell>
              <table:table-cell office:value-type="string">
                <text:p>READ</text:p>
              </table:table-cell>
            </table:table-row>
          </table:table-header-rows>
          <table:table-rows>
            <table:table-row>
              <table:table-cell office:value-type="string">
                <text:p>HASH</text:p>
              </table:table-cell>
              <table:table-cell office:value-type="float" office:value="14650697">
                <text:p>14650697</text:p>
              </table:table-cell>
              <table:table-cell office:value-type="float" office:value="19321581">
                <text:p>19321581</text:p>
              </table:table-cell>
            </table:table-row>
            <table:table-row>
              <table:table-cell office:value-type="string">
                <text:p>LSM-OPT</text:p>
              </table:table-cell>
              <table:table-cell office:value-type="float" office:value="4700534">
                <text:p>4700534</text:p>
              </table:table-cell>
              <table:table-cell office:value-type="float" office:value="52034905">
                <text:p>52034905</text:p>
              </table:table-cell>
            </table:table-row>
            <table:table-row>
              <table:table-cell office:value-type="string">
                <text:p>LSM</text:p>
              </table:table-cell>
              <table:table-cell office:value-type="float" office:value="21172633">
                <text:p>21172633</text:p>
              </table:table-cell>
              <table:table-cell office:value-type="float" office:value="49732929">
                <text:p>497329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4586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420e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d320"/>
      <style:text-properties style:text-position="0% 100%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79d1c"/>
      <style:text-properties style:text-position="0% 100%"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6.002cm" svg:height="8.999cm" xlink:href=".." xlink:type="simple" chart:class="chart:bar" chart:style-name="ch1">
        <chart:legend chart:legend-position="end" svg:x="12.906cm" svg:y="3.483cm" style:legend-expansion="high" chart:style-name="ch2"/>
        <chart:plot-area chart:style-name="ch3" table:cell-range-address="Sheet1.C55:Sheet1.F59" chart:data-source-has-labels="both" svg:x="0.32cm" svg:y="0.179cm" svg:width="12.266cm" svg:height="8.641cm">
          <chartooo:coordinate-region svg:x="2.165cm" svg:y="0.371cm" svg:width="10.421cm" svg:height="7.817cm"/>
          <chart:axis chart:dimension="x" chart:name="primary-x" chart:style-name="ch4" chartooo:axis-type="auto">
            <chartooo:date-scale/>
            <chart:categories table:cell-range-address="Sheet1.D55:Sheet1.F5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56:Sheet1.F56" chart:label-cell-address="Sheet1.C56:Sheet1.C56" chart:class="chart:bar">
            <chart:data-point chart:repeated="3"/>
          </chart:series>
          <chart:series chart:style-name="ch8" chart:values-cell-range-address="Sheet1.D57:Sheet1.F57" chart:label-cell-address="Sheet1.C57:Sheet1.C57" chart:class="chart:bar">
            <chart:data-point chart:repeated="3"/>
          </chart:series>
          <chart:series chart:style-name="ch9" chart:values-cell-range-address="Sheet1.D58:Sheet1.F58" chart:label-cell-address="Sheet1.C58:Sheet1.C58" chart:class="chart:bar">
            <chart:data-point chart:repeated="3"/>
          </chart:series>
          <chart:series chart:style-name="ch10" chart:values-cell-range-address="Sheet1.D59:Sheet1.F59" chart:label-cell-address="Sheet1.C59:Sheet1.C59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SH</text:p>
                <draw:g>
                  <svg:desc>Sheet1.D55:Sheet1.F55</svg:desc>
                </draw:g>
              </table:table-cell>
              <table:table-cell office:value-type="string">
                <text:p>LSM-OPT</text:p>
              </table:table-cell>
              <table:table-cell office:value-type="string">
                <text:p>LSM</text:p>
              </table:table-cell>
            </table:table-row>
          </table:table-header-rows>
          <table:table-rows>
            <table:table-row>
              <table:table-cell office:value-type="string">
                <text:p>DATAW</text:p>
                <draw:g>
                  <svg:desc>Sheet1.C56:Sheet1.C56</svg:desc>
                </draw:g>
              </table:table-cell>
              <table:table-cell office:value-type="float" office:value="12499936">
                <text:p>12499936</text:p>
                <draw:g>
                  <svg:desc>Sheet1.D56:Sheet1.F56</svg:desc>
                </draw:g>
              </table:table-cell>
              <table:table-cell office:value-type="float" office:value="12555760">
                <text:p>12555760</text:p>
              </table:table-cell>
              <table:table-cell office:value-type="float" office:value="12555760">
                <text:p>12555760</text:p>
              </table:table-cell>
            </table:table-row>
            <table:table-row>
              <table:table-cell office:value-type="string">
                <text:p>GCDW</text:p>
                <draw:g>
                  <svg:desc>Sheet1.C57:Sheet1.C57</svg:desc>
                </draw:g>
              </table:table-cell>
              <table:table-cell office:value-type="float" office:value="2588218">
                <text:p>2588218</text:p>
                <draw:g>
                  <svg:desc>Sheet1.D57:Sheet1.F57</svg:desc>
                </draw:g>
              </table:table-cell>
              <table:table-cell office:value-type="float" office:value="2641408">
                <text:p>2641408</text:p>
              </table:table-cell>
              <table:table-cell office:value-type="float" office:value="2639476">
                <text:p>2639476</text:p>
              </table:table-cell>
            </table:table-row>
            <table:table-row>
              <table:table-cell office:value-type="string">
                <text:p>COMPACTION</text:p>
                <draw:g>
                  <svg:desc>Sheet1.C58:Sheet1.C58</svg:desc>
                </draw:g>
              </table:table-cell>
              <table:table-cell office:value-type="float" office:value="0">
                <text:p>0</text:p>
                <draw:g>
                  <svg:desc>Sheet1.D58:Sheet1.F58</svg:desc>
                </draw:g>
              </table:table-cell>
              <table:table-cell office:value-type="float" office:value="9383209">
                <text:p>9383209</text:p>
              </table:table-cell>
              <table:table-cell office:value-type="float" office:value="7324083">
                <text:p>7324083</text:p>
              </table:table-cell>
            </table:table-row>
            <table:table-row>
              <table:table-cell office:value-type="string">
                <text:p>MAPPINGW</text:p>
                <draw:g>
                  <svg:desc>Sheet1.C59:Sheet1.C59</svg:desc>
                </draw:g>
              </table:table-cell>
              <table:table-cell office:value-type="float" office:value="12578329">
                <text:p>12578329</text:p>
                <draw:g>
                  <svg:desc>Sheet1.D59:Sheet1.F5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8533157">
                <text:p>185331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4586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420e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d320"/>
      <style:text-properties style:text-position="0% 100%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79d1c"/>
      <style:text-properties style:text-position="0% 100%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e0021"/>
      <style:text-properties style:text-position="0% 100%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83caff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314004"/>
      <style:text-properties style:text-position="0% 100%" fo:font-size="10pt" style:font-size-asian="10pt" style:font-size-complex="10pt"/>
    </style:style>
    <style:style style:name="ch14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ecf00"/>
      <style:text-properties style:text-position="0% 100%" fo:font-size="10pt" style:font-size-asian="10pt" style:font-size-complex="10pt"/>
    </style:style>
    <style:style style:name="ch15" style:family="chart">
      <style:graphic-properties draw:stroke="solid" svg:stroke-color="#b3b3b3"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6.002cm" svg:height="8.999cm" xlink:href=".." xlink:type="simple" chart:class="chart:bar" chart:style-name="ch1">
        <chart:legend chart:legend-position="end" svg:x="12.923cm" svg:y="2.517cm" style:legend-expansion="high" chart:style-name="ch2"/>
        <chart:plot-area chart:style-name="ch3" table:cell-range-address="Sheet1.H55:Sheet1.K63" chart:data-source-has-labels="both" svg:x="0.32cm" svg:y="0.179cm" svg:width="12.283cm" svg:height="8.641cm">
          <chartooo:coordinate-region svg:x="2.364cm" svg:y="0.372cm" svg:width="10.239cm" svg:height="7.816cm"/>
          <chart:axis chart:dimension="x" chart:name="primary-x" chart:style-name="ch4" chartooo:axis-type="auto">
            <chartooo:date-scale/>
            <chart:categories table:cell-range-address="Sheet1.I55:Sheet1.K5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56:Sheet1.K56" chart:label-cell-address="Sheet1.H56:Sheet1.H56" chart:class="chart:bar">
            <chart:data-point chart:repeated="3"/>
          </chart:series>
          <chart:series chart:style-name="ch8" chart:values-cell-range-address="Sheet1.I57:Sheet1.K57" chart:label-cell-address="Sheet1.H57:Sheet1.H57" chart:class="chart:bar">
            <chart:data-point chart:repeated="3"/>
          </chart:series>
          <chart:series chart:style-name="ch9" chart:values-cell-range-address="Sheet1.I58:Sheet1.K58" chart:label-cell-address="Sheet1.H58:Sheet1.H58" chart:class="chart:bar">
            <chart:data-point chart:repeated="3"/>
          </chart:series>
          <chart:series chart:style-name="ch10" chart:values-cell-range-address="Sheet1.I59:Sheet1.K59" chart:label-cell-address="Sheet1.H59:Sheet1.H59" chart:class="chart:bar">
            <chart:data-point chart:repeated="3"/>
          </chart:series>
          <chart:series chart:style-name="ch11" chart:values-cell-range-address="Sheet1.I60:Sheet1.K60" chart:label-cell-address="Sheet1.H60:Sheet1.H60" chart:class="chart:bar">
            <chart:data-point chart:repeated="3"/>
          </chart:series>
          <chart:series chart:style-name="ch12" chart:values-cell-range-address="Sheet1.I61:Sheet1.K61" chart:label-cell-address="Sheet1.H61:Sheet1.H61" chart:class="chart:bar">
            <chart:data-point chart:repeated="3"/>
          </chart:series>
          <chart:series chart:style-name="ch13" chart:values-cell-range-address="Sheet1.I62:Sheet1.K62" chart:label-cell-address="Sheet1.H62:Sheet1.H62" chart:class="chart:bar">
            <chart:data-point chart:repeated="3"/>
          </chart:series>
          <chart:series chart:style-name="ch14" chart:values-cell-range-address="Sheet1.I63:Sheet1.K63" chart:label-cell-address="Sheet1.H63:Sheet1.H63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SH</text:p>
                <draw:g>
                  <svg:desc>Sheet1.I55:Sheet1.K55</svg:desc>
                </draw:g>
              </table:table-cell>
              <table:table-cell office:value-type="string">
                <text:p>LSM-OPT</text:p>
              </table:table-cell>
              <table:table-cell office:value-type="string">
                <text:p>LSM</text:p>
              </table:table-cell>
            </table:table-row>
          </table:table-header-rows>
          <table:table-rows>
            <table:table-row>
              <table:table-cell office:value-type="string">
                <text:p>Data W</text:p>
                <draw:g>
                  <svg:desc>Sheet1.H56:Sheet1.H56</svg:desc>
                </draw:g>
              </table:table-cell>
              <table:table-cell office:value-type="float" office:value="12499936">
                <text:p>12499936</text:p>
                <draw:g>
                  <svg:desc>Sheet1.I56:Sheet1.K56</svg:desc>
                </draw:g>
              </table:table-cell>
              <table:table-cell office:value-type="float" office:value="12555760">
                <text:p>12555760</text:p>
              </table:table-cell>
              <table:table-cell office:value-type="float" office:value="12555760">
                <text:p>12555760</text:p>
              </table:table-cell>
            </table:table-row>
            <table:table-row>
              <table:table-cell office:value-type="string">
                <text:p>Data R</text:p>
                <draw:g>
                  <svg:desc>Sheet1.H57:Sheet1.H57</svg:desc>
                </draw:g>
              </table:table-cell>
              <table:table-cell office:value-type="float" office:value="59424635">
                <text:p>59424635</text:p>
                <draw:g>
                  <svg:desc>Sheet1.I57:Sheet1.K5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C W</text:p>
                <draw:g>
                  <svg:desc>Sheet1.H58:Sheet1.H58</svg:desc>
                </draw:g>
              </table:table-cell>
              <table:table-cell office:value-type="float" office:value="2588218">
                <text:p>2588218</text:p>
                <draw:g>
                  <svg:desc>Sheet1.I58:Sheet1.K58</svg:desc>
                </draw:g>
              </table:table-cell>
              <table:table-cell office:value-type="float" office:value="2641408">
                <text:p>2641408</text:p>
              </table:table-cell>
              <table:table-cell office:value-type="float" office:value="2639476">
                <text:p>2639476</text:p>
              </table:table-cell>
            </table:table-row>
            <table:table-row>
              <table:table-cell office:value-type="string">
                <text:p>GC R</text:p>
                <draw:g>
                  <svg:desc>Sheet1.H59:Sheet1.H59</svg:desc>
                </draw:g>
              </table:table-cell>
              <table:table-cell office:value-type="float" office:value="7259102">
                <text:p>7259102</text:p>
                <draw:g>
                  <svg:desc>Sheet1.I59:Sheet1.K59</svg:desc>
                </draw:g>
              </table:table-cell>
              <table:table-cell office:value-type="float" office:value="7667712">
                <text:p>7667712</text:p>
              </table:table-cell>
              <table:table-cell office:value-type="float" office:value="7667712">
                <text:p>7667712</text:p>
              </table:table-cell>
            </table:table-row>
            <table:table-row>
              <table:table-cell office:value-type="string">
                <text:p>Compaction W</text:p>
                <draw:g>
                  <svg:desc>Sheet1.H60:Sheet1.H60</svg:desc>
                </draw:g>
              </table:table-cell>
              <table:table-cell office:value-type="float" office:value="0">
                <text:p>0</text:p>
                <draw:g>
                  <svg:desc>Sheet1.I60:Sheet1.K60</svg:desc>
                </draw:g>
              </table:table-cell>
              <table:table-cell office:value-type="float" office:value="9383209">
                <text:p>9383209</text:p>
              </table:table-cell>
              <table:table-cell office:value-type="float" office:value="7324083">
                <text:p>7324083</text:p>
              </table:table-cell>
            </table:table-row>
            <table:table-row>
              <table:table-cell office:value-type="string">
                <text:p>Compaction R</text:p>
                <draw:g>
                  <svg:desc>Sheet1.H61:Sheet1.H61</svg:desc>
                </draw:g>
              </table:table-cell>
              <table:table-cell office:value-type="float" office:value="0">
                <text:p>0</text:p>
                <draw:g>
                  <svg:desc>Sheet1.I61:Sheet1.K61</svg:desc>
                </draw:g>
              </table:table-cell>
              <table:table-cell office:value-type="float" office:value="9191510">
                <text:p>9191510</text:p>
              </table:table-cell>
              <table:table-cell office:value-type="float" office:value="7132220">
                <text:p>7132220</text:p>
              </table:table-cell>
            </table:table-row>
            <table:table-row>
              <table:table-cell office:value-type="string">
                <text:p>Mapping W</text:p>
                <draw:g>
                  <svg:desc>Sheet1.H62:Sheet1.H62</svg:desc>
                </draw:g>
              </table:table-cell>
              <table:table-cell office:value-type="float" office:value="12578329">
                <text:p>12578329</text:p>
                <draw:g>
                  <svg:desc>Sheet1.I62:Sheet1.K6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8533157">
                <text:p>18533157</text:p>
              </table:table-cell>
            </table:table-row>
            <table:table-row>
              <table:table-cell office:value-type="string">
                <text:p>Mapping R</text:p>
                <draw:g>
                  <svg:desc>Sheet1.H63:Sheet1.H63</svg:desc>
                </draw:g>
              </table:table-cell>
              <table:table-cell office:value-type="float" office:value="132939522">
                <text:p>132939522</text:p>
                <draw:g>
                  <svg:desc>Sheet1.I63:Sheet1.K63</svg:desc>
                </draw:g>
              </table:table-cell>
              <table:table-cell office:value-type="float" office:value="42307903">
                <text:p>42307903</text:p>
              </table:table-cell>
              <table:table-cell office:value-type="float" office:value="42065217">
                <text:p>4206521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4586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420e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d320"/>
      <style:text-properties style:text-position="0% 100%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79d1c"/>
      <style:text-properties style:text-position="0% 100%"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6.003cm" svg:height="8.999cm" xlink:href=".." xlink:type="simple" chart:class="chart:bar" chart:style-name="ch1">
        <chart:legend chart:legend-position="end" svg:x="13.007cm" svg:y="3.483cm" style:legend-expansion="high" chart:style-name="ch2"/>
        <chart:plot-area chart:style-name="ch3" table:cell-range-address="Sheet1.I55:Sheet1.K55 Sheet1.H57:Sheet1.K57 Sheet1.H59:Sheet1.K59 Sheet1.H61:Sheet1.K61 Sheet1.H63:Sheet1.K63" chart:data-source-has-labels="both" svg:x="0.32cm" svg:y="0.179cm" svg:width="12.367cm" svg:height="8.641cm">
          <chartooo:coordinate-region svg:x="2.364cm" svg:y="0.372cm" svg:width="10.323cm" svg:height="7.816cm"/>
          <chart:axis chart:dimension="x" chart:name="primary-x" chart:style-name="ch4" chartooo:axis-type="auto">
            <chartooo:date-scale/>
            <chart:categories table:cell-range-address="Sheet1.I55:Sheet1.K5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57:Sheet1.K57" chart:label-cell-address="Sheet1.H57:Sheet1.H57" chart:class="chart:bar">
            <chart:data-point chart:repeated="3"/>
          </chart:series>
          <chart:series chart:style-name="ch8" chart:values-cell-range-address="Sheet1.I59:Sheet1.K59" chart:label-cell-address="Sheet1.H59:Sheet1.H59" chart:class="chart:bar">
            <chart:data-point chart:repeated="3"/>
          </chart:series>
          <chart:series chart:style-name="ch9" chart:values-cell-range-address="Sheet1.I61:Sheet1.K61" chart:label-cell-address="Sheet1.H61:Sheet1.H61" chart:class="chart:bar">
            <chart:data-point chart:repeated="3"/>
          </chart:series>
          <chart:series chart:style-name="ch10" chart:values-cell-range-address="Sheet1.I63:Sheet1.K63" chart:label-cell-address="Sheet1.H63:Sheet1.H63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SH</text:p>
                <draw:g>
                  <svg:desc>Sheet1.I55:Sheet1.K55</svg:desc>
                </draw:g>
              </table:table-cell>
              <table:table-cell office:value-type="string">
                <text:p>LSM-OPT</text:p>
              </table:table-cell>
              <table:table-cell office:value-type="string">
                <text:p>LSM</text:p>
              </table:table-cell>
            </table:table-row>
          </table:table-header-rows>
          <table:table-rows>
            <table:table-row>
              <table:table-cell office:value-type="string">
                <text:p>Data R</text:p>
                <draw:g>
                  <svg:desc>Sheet1.H57:Sheet1.H57</svg:desc>
                </draw:g>
              </table:table-cell>
              <table:table-cell office:value-type="float" office:value="59424635">
                <text:p>59424635</text:p>
                <draw:g>
                  <svg:desc>Sheet1.I57:Sheet1.K5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C R</text:p>
                <draw:g>
                  <svg:desc>Sheet1.H59:Sheet1.H59</svg:desc>
                </draw:g>
              </table:table-cell>
              <table:table-cell office:value-type="float" office:value="7259102">
                <text:p>7259102</text:p>
                <draw:g>
                  <svg:desc>Sheet1.I59:Sheet1.K59</svg:desc>
                </draw:g>
              </table:table-cell>
              <table:table-cell office:value-type="float" office:value="7667712">
                <text:p>7667712</text:p>
              </table:table-cell>
              <table:table-cell office:value-type="float" office:value="7667712">
                <text:p>7667712</text:p>
              </table:table-cell>
            </table:table-row>
            <table:table-row>
              <table:table-cell office:value-type="string">
                <text:p>Compaction R</text:p>
                <draw:g>
                  <svg:desc>Sheet1.H61:Sheet1.H61</svg:desc>
                </draw:g>
              </table:table-cell>
              <table:table-cell office:value-type="float" office:value="0">
                <text:p>0</text:p>
                <draw:g>
                  <svg:desc>Sheet1.I61:Sheet1.K61</svg:desc>
                </draw:g>
              </table:table-cell>
              <table:table-cell office:value-type="float" office:value="9191510">
                <text:p>9191510</text:p>
              </table:table-cell>
              <table:table-cell office:value-type="float" office:value="7132220">
                <text:p>7132220</text:p>
              </table:table-cell>
            </table:table-row>
            <table:table-row>
              <table:table-cell office:value-type="string">
                <text:p>Mapping R</text:p>
                <draw:g>
                  <svg:desc>Sheet1.H63:Sheet1.H63</svg:desc>
                </draw:g>
              </table:table-cell>
              <table:table-cell office:value-type="float" office:value="132939522">
                <text:p>132939522</text:p>
                <draw:g>
                  <svg:desc>Sheet1.I63:Sheet1.K63</svg:desc>
                </draw:g>
              </table:table-cell>
              <table:table-cell office:value-type="float" office:value="42307903">
                <text:p>42307903</text:p>
              </table:table-cell>
              <table:table-cell office:value-type="float" office:value="42065217">
                <text:p>4206521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